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top="0in" fo:margin-bottom="0in" loext:contextual-spacing="false"/>
    </style:style>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2">
      <style:paragraph-properties fo:margin-top="0in" fo:margin-bottom="0in" loext: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We use<text:span text:style-name="Strong_20_Emphasis"> sbt for building, testing, running and submitting assignments</text:span>. This tutorial explains all sbt commands that you will use during our class. The <text:a xlink:type="simple" xlink:href="https://www.coursera.org/learn/progfun1/supplement/BNOBK/tools-setup" office:target-frame-name="_blank" xlink:show="new" text:style-name="Internet_20_link" text:visited-style-name="Visited_20_Internet_20_Link">Tools Setup</text:a> page explains how to install sbt.</text:p>
      <text:p text:style-name="Text_20_body">The following page introduces:</text:p>
      <text:list xml:id="list943609173231812835" text:style-name="L1">
        <text:list-item>
          <text:p text:style-name="P4">Basic sbt tasks useful for any Scala developer. For more details about SBT or their commands, we highly recommend you to check the <text:a xlink:type="simple" xlink:href="http://www.scala-sbt.org/0.13/docs/Getting-Started.html" office:target-frame-name="_blank" xlink:show="new" text:style-name="Internet_20_link" text:visited-style-name="Visited_20_Internet_20_Link">SBT Reference Manual</text:a> or this <text:a xlink:type="simple" xlink:href="https://github.com/shekhargulati/52-technologies-in-2016/blob/master/02-sbt/README.md" office:target-frame-name="_blank" xlink:show="new" text:style-name="Internet_20_link" text:visited-style-name="Visited_20_Internet_20_Link">SBT tutorial</text:a> made by the Scala Community.</text:p>
        </text:list-item>
        <text:list-item>
          <text:p text:style-name="P1">A way to submit your assignments to our Coursera graders with SBT.</text:p>
        </text:list-item>
      </text:list>
      <text:h text:style-name="Heading_20_1" text:outline-level="1"><text:span text:style-name="Strong_20_Emphasis">The basics</text:span></text:h>
      <text:h text:style-name="Heading_20_2" text:outline-level="2">Base or project's root directory</text:h>
      <text:p text:style-name="Text_20_body">In sbt’s terminology, the “base or project's root directory” is the directory containing the project. So if you go into any SBT project, you'll see a `build.sbt` declared in the top-leve directory, that is, the base directory. </text:p>
      <text:h text:style-name="Heading_20_2" text:outline-level="2">Source code<text:a xlink:type="simple" xlink:href="http://www.scala-sbt.org/0.13/docs/Directories.html#Source+code" office:target-frame-name="_blank" xlink:show="new" text:style-name="Internet_20_link" text:visited-style-name="Visited_20_Internet_20_Link"> </text:a></text:h>
      <text:p text:style-name="Text_20_body">Source code can be placed in the project’s base directory as with hello/hw.scala. However, most people don’t do this for real projects; too much clutter. </text:p>
      <text:p text:style-name="Text_20_body">SBT uses the same directory structure as <text:a xlink:type="simple" xlink:href="https://maven.apache.org/" office:target-frame-name="_blank" xlink:show="new" text:style-name="Internet_20_link" text:visited-style-name="Visited_20_Internet_20_Link">Maven</text:a> for source files by default (all paths are relative to the base directory): </text:p>
      <text:p text:style-name="Text_20_body">Other directories in src/ will be ignored. Additionally, all hidden directories will be ignored. </text:p>
      <text:h text:style-name="Heading_20_2" text:outline-level="2">SBT build definition files<text:a xlink:type="simple" xlink:href="http://www.scala-sbt.org/0.13/docs/Directories.html#sbt+build+definition+files" office:target-frame-name="_blank" xlink:show="new" text:style-name="Internet_20_link" text:visited-style-name="Visited_20_Internet_20_Link"> </text:a></text:h>
      <text:p text:style-name="Text_20_body">You’ve already seen build.sbt in the project’s base directory. Other sbt files appear in a project subdirectory. </text:p>
      <text:p text:style-name="Text_20_body">The<text:span text:style-name="Emphasis"> project</text:span> folder can contain .scala files, which are combined with .sbt files to form the complete build definition. See <text:a xlink:type="simple" xlink:href="http://www.scala-sbt.org/0.13/docs/Organizing-Build.html" office:target-frame-name="_blank" xlink:show="new" text:style-name="Internet_20_link" text:visited-style-name="Visited_20_Internet_20_Link">organizing the build</text:a> for more. </text:p>
      <text:p text:style-name="Text_20_body">You may see .sbt files inside project/ but they are not equivalent to .sbt files in the project’s base directory. Explaining this will come <text:a xlink:type="simple" xlink:href="http://www.scala-sbt.org/0.13/docs/Organizing-Build.html" office:target-frame-name="_blank" xlink:show="new" text:style-name="Internet_20_link" text:visited-style-name="Visited_20_Internet_20_Link">later</text:a>, since you’ll need some background information first. </text:p>
      <text:h text:style-name="Heading_20_1" text:outline-level="1"><text:span text:style-name="Strong_20_Emphasis">SBT tasks</text:span></text:h>
      <text:h text:style-name="Heading_20_2" text:outline-level="2">Starting up sbt</text:h>
      <text:p text:style-name="Text_20_body">In order to start sbt, open a terminal ("Command Prompt" in Windows) and navigate to the directory of the assignment you are working on (where the <text:span text:style-name="Emphasis">build.sbt </text:span>file is). Typing sbt will open the sbt command prompt.</text:p>
      <text:p text:style-name="Text_20_body"><text:soft-page-break/>SBT commands are executed inside the SBT shell. Don't try to execute them in the Scala REPL, because they won't work.</text:p>
      <text:h text:style-name="Heading_20_2" text:outline-level="2">Running the Scala Interpreter inside SBT</text:h>
      <text:p text:style-name="Text_20_body">The Scala interpreter is different than the SBT command line. </text:p>
      <text:p text:style-name="Text_20_body">However, you can start the <text:span text:style-name="Strong_20_Emphasis">Scala interpreter inside sbt</text:span> using the <text:span text:style-name="Emphasis">`console`</text:span> task. The interpreter (also called REPL, for "read-eval-print loop") is useful for trying out snippets of Scala code. When the REPL is executed from SBT, all your code in the SBT project will also be loaded and you will be able to access it from the interpreter. That's why the Scala REPL can only start up if there are no compilation errors in your code.</text:p>
      <text:p text:style-name="Text_20_body">In order to quit the interpreter and get back to sbt, type <text:span text:style-name="Emphasis">&lt;Ctrl+D&gt;</text:span>.</text:p>
      <text:h text:style-name="Heading_20_2" text:outline-level="2">Compiling your Code</text:h>
      <text:p text:style-name="Text_20_body">The compile task will compile the source code of the assignment which is located in the directory src/main/scala.</text:p>
      <text:p text:style-name="Text_20_body">If the source code contains errors, the error messages from the compiler will be displayed.</text:p>
      <text:h text:style-name="Heading_20_2" text:outline-level="2">Testing your Code</text:h>
      <text:p text:style-name="Text_20_body">The directory src/test/scala contains unit tests for the project. In order to run these tests in sbt, you can use the test command.</text:p>
      <text:h text:style-name="Heading_20_2" text:outline-level="2">Running your Code</text:h>
      <text:p text:style-name="Text_20_body">If your project has an object with a main method (or an object extending the trait App), then you can run the code in sbt easily by typing run. In case sbt finds multiple main methods, it will ask you which one you'd like to execute.</text:p>
      <text:h text:style-name="Heading_20_1" text:outline-level="1"><text:span text:style-name="Strong_20_Emphasis">Submitting your Solution to Coursera</text:span></text:h>
      <text:p text:style-name="Text_20_body">The sbt task submit allows you to submit your solution for the assignment. It will pack your source code into a .jar file and upload it to the coursera servers. Note that the code can only be submitted if there are no compilation errors.</text:p>
      <text:p text:style-name="Text_20_body"><text:span text:style-name="Strong_20_Emphasis">Warnings</text:span>: Before proceeding:</text:p>
      <text:list xml:id="list7611977599377752326" text:style-name="L2">
        <text:list-item>
          <text:p text:style-name="P5">Make sure that you run sbt in the root folder of the project (where the <text:span text:style-name="Emphasis">build.sbt</text:span> file is).</text:p>
        </text:list-item>
        <text:list-item>
          <text:p text:style-name="P2">Make sure that the console line is <text:span text:style-name="Emphasis">`&gt;`</text:span> and not <text:span text:style-name="Emphasis">`scala&gt;`</text:span>. Otherwise, you're inside the Scala console and not the sbt shell.</text:p>
        </text:list-item>
      </text:list>
      <text:p text:style-name="Text_20_body">The submit tasks takes two arguments: your Coursera e-mail address and the submission token. <text:span text:style-name="Strong_20_Emphasis">NOTE</text:span>: the submission token is <text:span text:style-name="Strong_20_Emphasis">not your login password</text:span>. Instead, it's a special password generated by coursera for every assignment. It is available on the <text:a xlink:type="simple" xlink:href="https://www.coursera.org/learn/progfun1/home/assignments" office:target-frame-name="_blank" xlink:show="new" text:style-name="Internet_20_link" text:visited-style-name="Visited_20_Internet_20_Link">Assignments</text:a> page.</text:p>
      <text:p text:style-name="P3"><text:soft-page-break/> Comple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7:19:47.240919996</meta:creation-date>
    <dc:date>2016-09-15T17:20:29.094887677</dc:date>
    <meta:editing-duration>PT42S</meta:editing-duration>
    <meta:editing-cycles>1</meta:editing-cycles>
    <meta:document-statistic meta:table-count="0" meta:image-count="0" meta:object-count="0" meta:page-count="3" meta:paragraph-count="37" meta:word-count="685" meta:character-count="4009" meta:non-whitespace-character-count="3354"/>
    <meta:generator>LibreOffice/5.1.4.2$Linux_X86_64 LibreOffice_project/10m0$Build-2</meta:generator>
  </office:meta>
</office:document-meta>
</file>